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146117" officeooo:paragraph-rsid="00146117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 style:list-style-name="L1"/>
    <style:style style:name="P10" style:family="paragraph" style:parent-style-name="Table_20_Contents" style:list-style-name="L1">
      <style:text-properties style:text-underline-style="solid" style:text-underline-width="auto" style:text-underline-color="font-color"/>
    </style:style>
    <style:style style:name="P11" style:family="paragraph" style:parent-style-name="Table_20_Contents" style:list-style-name="L2">
      <style:paragraph-properties fo:text-align="start" style:justify-single-word="false"/>
      <style:text-properties fo:font-size="12pt" officeooo:rsid="00146117" officeooo:paragraph-rsid="00146117" style:font-size-asian="10.5pt" style:font-size-complex="12pt"/>
    </style:style>
    <style:style style:name="P12" style:family="paragraph" style:parent-style-name="Table_20_Contents" style:list-style-name="L2">
      <style:paragraph-properties fo:text-align="start" style:justify-single-word="false"/>
      <style:text-properties fo:font-size="12pt" style:font-size-asian="10.5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56e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3"/>
      <text:p text:style-name="P3"/>
      <text:p text:style-name="P3">Évaluation de la présentation orale : durée 1<text:span text:style-name="T2">0</text:span> mn.</text:p>
      <text:p text:style-name="P3"/>
      <text:p text:style-name="P3">Communication ... <text:s text:c="5"/>/10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Compétences</text:p>
            <text:p text:style-name="P8"/>
          </table:table-cell>
          <table:table-cell table:style-name="Tableau1.B1" office:value-type="string">
            <text:p text:style-name="P8">Décompte</text:p>
          </table:table-cell>
        </table:table-row>
        <table:table-row>
          <table:table-cell table:style-name="Tableau1.A2" office:value-type="string">
            <text:list xml:id="list7784831999310210091" text:style-name="L1">
              <text:list-item>
                <text:p text:style-name="P10">Maîtrise de l'espace (gestuelle) et de la tenue.</text:p>
              </text:list-item>
              <text:list-item>
                <text:p text:style-name="P9"><text:span text:style-name="T1">Maîtrise des outils de communication</text:span> (power point clair et soigné)</text:p>
              </text:list-item>
              <text:list-item>
                <text:p text:style-name="P10">Maîtrise de la communication orale</text:p>
                <text:p text:style-name="P9">Voix claire, débit convenable, ton, articulation..., </text:p>
                <text:p text:style-name="P9">Détachement par rapport aux notes</text:p>
                <text:p text:style-name="P9">Échanges visuels avec l'auditoire</text:p>
                <text:p text:style-name="P9">Attitude détendue</text:p>
              </text:list-item>
              <text:list-item>
                <text:p text:style-name="P10">Maîtrise du temps</text:p>
              </text:list-item>
            </text:list>
          </table:table-cell>
          <table:table-cell table:style-name="Tableau1.B2" office:value-type="string">
            <text:p text:style-name="P5">2</text:p>
            <text:p text:style-name="P5"/>
            <text:p text:style-name="P5"/>
            <text:p text:style-name="P5">3</text:p>
            <text:p text:style-name="P5"/>
            <text:p text:style-name="P5"/>
            <text:p text:style-name="P5"/>
            <text:p text:style-name="P5">4</text:p>
            <text:p text:style-name="P5"/>
            <text:p text:style-name="P5"/>
            <text:p text:style-name="P5"/>
            <text:p text:style-name="P5">1</text:p>
          </table:table-cell>
        </table:table-row>
      </table:table>
      <text:p text:style-name="Standard"/>
      <text:p text:style-name="Standard"/>
      <text:p text:style-name="Standard"/>
      <text:p text:style-name="P1"/>
      <text:p text:style-name="P3">Contenu <text:s text:c="4"/>... <text:s text:c="5"/>/10</text:p>
      <text:p text:style-name="P3"/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">Compétences</text:p>
            <text:p text:style-name="P8"/>
          </table:table-cell>
          <table:table-cell table:style-name="Tableau2.B1" office:value-type="string">
            <text:p text:style-name="P8">Décompte</text:p>
          </table:table-cell>
        </table:table-row>
        <table:table-row>
          <table:table-cell table:style-name="Tableau2.A2" office:value-type="string">
            <text:list xml:id="list8496781019678393441" text:style-name="L2">
              <text:list-item>
                <text:p text:style-name="P11">Respect des consignes</text:p>
                <text:p text:style-name="P12"/>
              </text:list-item>
              <text:list-item>
                <text:p text:style-name="P11"><text:span text:style-name="T2">Q</text:span>ualité de la présentation de l'événement</text:p>
                <text:p text:style-name="P12"/>
              </text:list-item>
              <text:list-item>
                <text:p text:style-name="P11"><text:span text:style-name="T2">Q</text:span>ualité de l'analyse de l’événement</text:p>
                <text:p text:style-name="P12"/>
              </text:list-item>
              <text:list-item>
                <text:p text:style-name="P12">Réponses aux questions</text:p>
                <text:p text:style-name="P12"/>
                <text:p text:style-name="P12"/>
              </text:list-item>
            </text:list>
          </table:table-cell>
          <table:table-cell table:style-name="Tableau2.B2" office:value-type="string">
            <text:p text:style-name="P7">1</text:p>
            <text:p text:style-name="P6"/>
            <text:p text:style-name="P7">3</text:p>
            <text:p text:style-name="P6"/>
            <text:p text:style-name="P7">4</text:p>
            <text:p text:style-name="P6"/>
            <text:p text:style-name="P6">2</text:p>
            <text:p text:style-name="P6"/>
            <text:p text:style-name="P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6:03:32.24</meta:creation-date>
    <dc:date>2018-09-11T09:59:03.247000000</dc:date>
    <meta:editing-duration>PT18M40S</meta:editing-duration>
    <meta:editing-cycles>7</meta:editing-cycles>
    <meta:generator>LibreOffice/5.0.5.2$Windows_x86 LibreOffice_project/55b006a02d247b5f7215fc6ea0fde844b30035b3</meta:generator>
    <meta:document-statistic meta:table-count="2" meta:image-count="0" meta:object-count="0" meta:page-count="1" meta:paragraph-count="32" meta:word-count="104" meta:character-count="583" meta:non-whitespace-character-count="508"/>
  </office:meta>
</office:document-meta>
</file>